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justify" fo:break-before="auto" fo:line-height="100%" style:writing-mode="lr-tb"/>
    </style:style>
    <style:style style:name="T13_1" style:family="text">
      <style:text-properties fo:font-size="14pt" style:font-size-asian="14pt" style:font-size-complex="14pt" fo:font-weight="bold" style:font-weight-asian="bold" style:font-weight-complex="bold"/>
    </style:style>
    <style:style style:name="T13_2" style:family="text">
      <style:text-properties fo:font-size="14pt" style:font-size-asian="14pt" style:font-size-complex="14pt" fo:font-weight="bold" style:font-weight-asian="bold" style:font-weight-complex="bold"/>
    </style:style>
    <style:style style:name="T13_3" style:family="text">
      <style:text-properties fo:font-size="14pt" style:font-size-asian="14pt" style:font-size-complex="14pt" fo:font-weight="bold" style:font-weight-asian="bold" style:font-weight-complex="bold"/>
    </style:style>
    <style:style style:name="T13_4" style:family="text">
      <style:text-properties fo:font-size="14pt" style:font-size-asian="14pt" style:font-size-complex="14pt" fo:font-weight="bold" style:font-weight-asian="bold" style:font-weight-complex="bold"/>
    </style:style>
    <style:style style:name="T13_5" style:family="text">
      <style:text-properties fo:font-size="14pt" style:font-size-asian="14pt" style:font-size-complex="14pt" fo:font-weight="bold" style:font-weight-asian="bold" style:font-weight-complex="bold"/>
    </style:style>
    <style:style style:name="T13_6" style:family="text">
      <style:text-properties fo:font-size="14pt" style:font-size-asian="14pt" style:font-size-complex="14pt" fo:font-weight="bold" style:font-weight-asian="bold" style:font-weight-complex="bold"/>
    </style:style>
    <style:style style:name="T13_7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text-align="justify" fo:break-before="auto" fo:line-height="100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text-align="justify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text-align="justify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text-align="justify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text-align="justify"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text-align="justify" fo:break-before="page" fo:line-height="107%" fo:margin-bottom="0.212cm" style:writing-mode="lr-tb"/>
    </style:style>
    <style:style style:name="T19_1" style:family="text">
      <style:text-properties fo:font-size="20pt" style:font-size-asian="20pt" style:font-size-complex="20pt" fo:font-weight="bold" style:font-weight-asian="bold" style:font-weight-complex="bold"/>
    </style:style>
    <style:style style:name="T19_2" style:family="text">
      <style:text-properties fo:font-size="20pt" style:font-size-asian="20pt" style:font-size-complex="20pt"/>
    </style:style>
    <style:style style:name="T19_3" style:family="text">
      <style:text-properties fo:font-size="20pt" style:font-size-asian="20pt" style:font-size-complex="20pt"/>
    </style:style>
    <style:style style:name="T19_4" style:family="text">
      <style:text-properties fo:font-size="20pt" style:font-size-asian="20pt" style:font-size-complex="20pt"/>
    </style:style>
    <style:style style:name="T19_5" style:family="text">
      <style:text-properties fo:font-size="20pt" style:font-size-asian="20pt" style:font-size-complex="20pt"/>
    </style:style>
    <style:style style:name="T19_6" style:family="text">
      <style:text-properties fo:font-size="20pt" style:font-size-asian="20pt" style:font-size-complex="20pt"/>
    </style:style>
    <style:style style:name="T19_7" style:family="text">
      <style:text-properties fo:font-size="20pt" style:font-size-asian="20pt" style:font-size-complex="20pt"/>
    </style:style>
    <style:style style:name="T19_8" style:family="text">
      <style:text-properties fo:font-size="20pt" style:font-size-asian="20pt" style:font-size-complex="20pt"/>
    </style:style>
    <style:style style:name="T19_9" style:family="text">
      <style:text-properties fo:font-size="20pt" style:font-size-asian="20pt" style:font-size-complex="20pt"/>
    </style:style>
    <style:style style:name="P20" style:family="paragraph" style:parent-style-name="Standard">
      <style:paragraph-properties fo:text-align="justify" fo:break-before="auto" fo:line-height="107%" fo:margin-bottom="0.212cm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T20_7" style:family="text"/>
    <style:style style:name="T20_8" style:family="text"/>
    <style:style style:name="T20_9" style:family="text"/>
    <style:style style:name="P21" style:family="paragraph" style:parent-style-name="Standard">
      <style:paragraph-properties fo:text-align="justify" fo:break-before="auto" fo:line-height="115%" fo:margin-bottom="0.212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>
      <style:text-properties fo:font-size="10pt" style:font-size-asian="10pt" style:font-size-complex="10pt"/>
    </style:style>
    <style:style style:name="P22" style:family="paragraph" style:parent-style-name="Standard">
      <style:paragraph-properties fo:text-align="justify" fo:break-before="auto" fo:line-height="107%" fo:margin-bottom="0.212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P23" style:family="paragraph" style:parent-style-name="Standard">
      <style:paragraph-properties fo:text-align="justify" fo:break-before="auto" fo:line-height="107%" fo:margin-bottom="0.212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>
      <style:text-properties fo:font-weight="bold" style:font-weight-asian="bold" style:font-weight-complex="bold"/>
    </style:style>
    <style:style style:name="T23_7" style:family="text"/>
    <style:style style:name="T23_8" style:family="text"/>
    <style:style style:name="T23_9" style:family="text"/>
    <style:style style:name="T23_10" style:family="text">
      <style:text-properties fo:font-weight="bold" style:font-weight-asian="bold" style:font-weight-complex="bold"/>
    </style:style>
    <style:style style:name="T23_11" style:family="text">
      <style:text-properties fo:font-weight="bold" style:font-weight-asian="bold" style:font-weight-complex="bold"/>
    </style:style>
    <style:style style:name="T23_12" style:family="text">
      <style:text-properties fo:font-weight="bold" style:font-weight-asian="bold" style:font-weight-complex="bold"/>
    </style:style>
    <style:style style:name="T23_13" style:family="text">
      <style:text-properties fo:font-weight="bold" style:font-weight-asian="bold" style:font-weight-complex="bold"/>
    </style:style>
    <style:style style:name="T23_14" style:family="text">
      <style:text-properties fo:font-weight="bold" style:font-weight-asian="bold" style:font-weight-complex="bold"/>
    </style:style>
    <style:style style:name="T23_15" style:family="text">
      <style:text-properties fo:font-weight="bold" style:font-weight-asian="bold" style:font-weight-complex="bold"/>
    </style:style>
    <style:style style:name="T23_16" style:family="text"/>
    <style:style style:name="T23_17" style:family="text"/>
    <style:style style:name="P24" style:family="paragraph" style:parent-style-name="Standard">
      <style:paragraph-properties fo:text-align="justify" fo:break-before="auto" fo:line-height="107%" fo:margin-bottom="0.212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P25" style:family="paragraph" style:parent-style-name="Standard">
      <style:paragraph-properties fo:text-align="justify" fo:break-before="auto" fo:line-height="107%" fo:margin-bottom="0.212cm" style:writing-mode="lr-tb"/>
    </style:style>
    <style:style style:name="P26" style:family="paragraph" style:parent-style-name="Standard">
      <style:paragraph-properties fo:text-align="justify" fo:break-before="auto" fo:line-height="107%" fo:margin-bottom="0.212cm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/>
    <style:style style:name="P27" style:family="paragraph" style:parent-style-name="Standard">
      <style:paragraph-properties fo:text-align="justify" fo:break-before="auto" fo:line-height="107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P28" style:family="paragraph" style:parent-style-name="Standard">
      <style:paragraph-properties fo:text-align="justify" fo:break-before="auto" fo:line-height="107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P29" style:family="paragraph" style:parent-style-name="Standard">
      <style:paragraph-properties fo:text-align="justify" fo:break-before="auto" fo:line-height="107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P30" style:family="paragraph" style:parent-style-name="Standard">
      <style:paragraph-properties fo:text-align="justify" fo:break-before="auto" fo:line-height="107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P31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P32" style:family="paragraph" style:parent-style-name="Standard">
      <style:paragraph-properties fo:text-align="justify" fo:break-before="auto" fo:line-height="107%" fo:margin-bottom="0.212cm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P35" style:family="paragraph" style:parent-style-name="Standard">
      <style:paragraph-properties fo:break-before="auto" fo:line-height="115%" fo:margin-top="0cm" fo:margin-bottom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P36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36_1" style:family="text"/>
    <style:style style:name="P37" style:family="paragraph" style:parent-style-name="Standard">
      <style:paragraph-properties fo:text-align="justify" fo:break-before="auto" fo:line-height="107%" fo:margin-bottom="0.212cm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T37_6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text-align="justify"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P3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P40" style:family="paragraph" style:parent-style-name="Standard">
      <style:paragraph-properties fo:text-align="justify" fo:break-before="auto" fo:line-height="107%" fo:margin-bottom="0.212cm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P42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P43" style:family="paragraph" style:parent-style-name="Standard">
      <style:paragraph-properties fo:text-align="justify" fo:break-before="auto" fo:line-height="107%" fo:margin-bottom="0.212cm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T43_3" style:family="text">
      <style:text-properties fo:font-weight="bold" style:font-weight-asian="bold" style:font-weight-complex="bold"/>
    </style:style>
    <style:style style:name="T43_4" style:family="text">
      <style:text-properties fo:font-weight="bold" style:font-weight-asian="bold" style:font-weight-complex="bold"/>
    </style:style>
    <style:style style:name="T43_5" style:family="text">
      <style:text-properties fo:font-weight="bold" style:font-weight-asian="bold" style:font-weight-complex="bold"/>
    </style:style>
    <style:style style:name="T43_6" style:family="text">
      <style:text-properties fo:font-weight="bold" style:font-weight-asian="bold" style:font-weight-complex="bold"/>
    </style:style>
    <style:style style:name="P44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45_1" style:family="text"/>
    <style:style style:name="P46" style:family="paragraph" style:parent-style-name="Standard">
      <style:paragraph-properties fo:text-align="justify" fo:break-before="auto" fo:line-height="107%" fo:margin-bottom="0.212cm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P47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P48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48_1" style:family="text"/>
    <style:style style:name="P49" style:family="paragraph" style:parent-style-name="Standard">
      <style:paragraph-properties fo:text-align="justify" fo:break-before="auto" fo:line-height="107%" fo:margin-bottom="0.212cm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T49_4" style:family="text">
      <style:text-properties fo:font-weight="bold" style:font-weight-asian="bold" style:font-weight-complex="bold"/>
    </style:style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P50" style:family="paragraph" style:parent-style-name="Standard">
      <style:paragraph-properties fo:break-before="auto" fo:line-height="150%" style:writing-mode="lr-tb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.612cm" svg:width="8.467cm" svg:height="6.35cm" draw:style-name="FR1" text:anchor-type="char" draw:z-index="0"><draw:image xlink:href="Pictures/image1.pn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3_1">SGB</text:span><text:span text:style-name="T13_2">_</text:span><text:span text:style-name="T13_3">ATAR</text:span><text:span text:style-name="T13_4">_</text:span><text:span text:style-name="T13_5">AtaDeR</text:span><text:span text:style-name="T13_6">euniaoGestao</text:span><text:span text:style-name="T13_7">012</text:span></text:p>
      <text:p text:style-name="P14"><text:span text:style-name="T14_1">Versão</text:span><text:span text:style-name="T14_2"><text:s/>1.0</text:span></text:p>
      <text:p text:style-name="P15"/>
      <text:p text:style-name="P16"/>
      <text:p text:style-name="P17"/>
      <text:p text:style-name="P18"/>
      <text:p text:style-name="P19"><text:span text:style-name="T19_1">Projeto</text:span><text:span text:style-name="T19_2">:<text:s/></text:span><text:span text:style-name="T19_3">Sistema</text:span><text:span text:style-name="T19_4"><text:s/></text:span><text:span text:style-name="T19_5">de</text:span><text:span text:style-name="T19_6"><text:s/></text:span><text:span text:style-name="T19_7">Gestão</text:span><text:span text:style-name="T19_8"><text:s/></text:span><text:span text:style-name="T19_9">Bibliográfica</text:span></text:p>
      <text:p text:style-name="P20"><text:span text:style-name="T20_1">Número</text:span><text:span text:style-name="T20_2"><text:s/></text:span><text:span text:style-name="T20_3">da</text:span><text:span text:style-name="T20_4"><text:s/></text:span><text:span text:style-name="T20_5">Ata</text:span><text:span text:style-name="T20_6">:</text:span><text:span text:style-name="T20_7"><text:s/>0</text:span><text:span text:style-name="T20_8">12</text:span><text:span text:style-name="T20_9">.</text:span></text:p>
      <text:p text:style-name="P21"><text:span text:style-name="T21_1">Data</text:span><text:span text:style-name="T21_2"><text:s/></text:span><text:span text:style-name="T21_3">da</text:span><text:span text:style-name="T21_4"><text:s/></text:span><text:span text:style-name="T21_5">reunião</text:span><text:span text:style-name="T21_6">:</text:span><text:span text:style-name="T21_7"><text:s/></text:span><text:span text:style-name="T21_8">09</text:span><text:span text:style-name="T21_9">/01/201</text:span><text:span text:style-name="T21_10">3</text:span><text:span text:style-name="T21_11">.</text:span></text:p>
      <text:p text:style-name="P22"><text:span text:style-name="T22_1">Local</text:span><text:span text:style-name="T22_2">:<text:s/></text:span><text:span text:style-name="T22_3">Centro</text:span><text:span text:style-name="T22_4"><text:s/></text:span><text:span text:style-name="T22_5">de</text:span><text:span text:style-name="T22_6"><text:s/></text:span><text:span text:style-name="T22_7">Aulas</text:span><text:span text:style-name="T22_8"><text:s/></text:span><text:span text:style-name="T22_9">A</text:span><text:span text:style-name="T22_10"><text:s/>-<text:s/></text:span><text:span text:style-name="T22_11">Sala</text:span><text:span text:style-name="T22_12"><text:s/>106.</text:span></text:p>
      <text:p text:style-name="P23"><text:span text:style-name="T23_1">Horário</text:span><text:span text:style-name="T23_2"><text:s/></text:span><text:span text:style-name="T23_3">de</text:span><text:span text:style-name="T23_4"><text:s/></text:span><text:span text:style-name="T23_5">Início</text:span><text:span text:style-name="T23_6">:</text:span><text:span text:style-name="T23_7"><text:s/></text:span><text:span text:style-name="T23_8">19:30</text:span><text:span text:style-name="T23_9">.</text:span><text:span text:style-name="T23_10"><text:s/></text:span><text:span text:style-name="T23_11">Horário</text:span><text:span text:style-name="T23_12"><text:s/></text:span><text:span text:style-name="T23_13">de</text:span><text:span text:style-name="T23_14"><text:s/></text:span><text:span text:style-name="T23_15">Término</text:span><text:span text:style-name="T23_16">:</text:span><text:span text:style-name="T23_17"><text:s/></text:span></text:p>
      <text:p text:style-name="P24"><text:span text:style-name="T24_1">Autor</text:span><text:span text:style-name="T24_2">:</text:span><text:span text:style-name="T24_3"><text:s/></text:span><text:span text:style-name="T24_4">Vinícius</text:span><text:span text:style-name="T24_5"><text:s/></text:span><text:span text:style-name="T24_6">Gonçalves</text:span><text:span text:style-name="T24_7"><text:s/></text:span><text:span text:style-name="T24_8">Braga</text:span><text:span text:style-name="T24_9">.</text:span></text:p>
      <text:p text:style-name="P25"/>
      <text:p text:style-name="P26"><text:span text:style-name="T26_1">Participantes</text:span><text:span text:style-name="T26_2"><text:s/></text:span><text:span text:style-name="T26_3">Presentes</text:span><text:span text:style-name="T26_4">:</text:span></text:p>
      <text:list text:style-name="LS1" xml:id="list0">
        <text:list-item>
          <text:p text:style-name="P27"><text:span text:style-name="T27_1">Bruno</text:span><text:span text:style-name="T27_2"><text:s/></text:span><text:span text:style-name="T27_3">Marquete</text:span><text:span text:style-name="T27_4"><text:s/></text:span><text:span text:style-name="T27_5">da</text:span><text:span text:style-name="T27_6"><text:s/></text:span><text:span text:style-name="T27_7">Silva</text:span><text:span text:style-name="T27_8">;</text:span></text:p>
        </text:list-item>
        <text:list-item>
          <text:p text:style-name="P28"><text:span text:style-name="T28_1">Geovane</text:span><text:span text:style-name="T28_2"><text:s/></text:span><text:span text:style-name="T28_3">Pazine</text:span><text:span text:style-name="T28_4"><text:s/></text:span><text:span text:style-name="T28_5">Filho</text:span><text:span text:style-name="T28_6">;</text:span></text:p>
        </text:list-item>
        <text:list-item>
          <text:p text:style-name="P29"><text:span text:style-name="T29_1">Guilherme</text:span><text:span text:style-name="T29_2"><text:s/></text:span><text:span text:style-name="T29_3">Augusto</text:span><text:span text:style-name="T29_4"><text:s/></text:span><text:span text:style-name="T29_5">Gonçalves</text:span><text:span text:style-name="T29_6">;</text:span></text:p>
        </text:list-item>
        <text:list-item>
          <text:p text:style-name="P30"><text:span text:style-name="T30_1">Raphael</text:span><text:span text:style-name="T30_2"><text:s/></text:span><text:span text:style-name="T30_3">Rezende</text:span><text:span text:style-name="T30_4"><text:s/></text:span><text:span text:style-name="T30_5">Teixeira</text:span><text:span text:style-name="T30_6">;</text:span></text:p>
        </text:list-item>
        <text:list-item>
          <text:p text:style-name="P31"><text:span text:style-name="T31_1">Vinícius</text:span><text:span text:style-name="T31_2"><text:s/></text:span><text:span text:style-name="T31_3">Gonçalves</text:span><text:span text:style-name="T31_4"><text:s/></text:span><text:span text:style-name="T31_5">Braga</text:span><text:span text:style-name="T31_6">.</text:span></text:p>
        </text:list-item>
      </text:list>
      <text:p text:style-name="P32"><text:span text:style-name="T32_1">Pauta</text:span><text:span text:style-name="T32_2">:</text:span></text:p>
      <text:list text:style-name="LS2" xml:id="list5">
        <text:list-item>
          <text:p text:style-name="P33"><text:span text:style-name="T33_1">Discussão</text:span><text:span text:style-name="T33_2"><text:s/></text:span><text:span text:style-name="T33_3">sobre</text:span><text:span text:style-name="T33_4"><text:s/></text:span><text:span text:style-name="T33_5">o</text:span><text:span text:style-name="T33_6"><text:s/></text:span><text:span text:style-name="T33_7">cálculo</text:span><text:span text:style-name="T33_8"><text:s/></text:span><text:span text:style-name="T33_9">do</text:span><text:span text:style-name="T33_10"><text:s/></text:span><text:span text:style-name="T33_11">tempo</text:span><text:span text:style-name="T33_12"><text:s/></text:span><text:span text:style-name="T33_13">e</text:span><text:span text:style-name="T33_14"><text:s/></text:span><text:span text:style-name="T33_15">do</text:span><text:span text:style-name="T33_16"><text:s/></text:span><text:span text:style-name="T33_17">custo</text:span><text:span text:style-name="T33_18"><text:s/></text:span><text:span text:style-name="T33_19">total</text:span><text:span text:style-name="T33_20"><text:s/></text:span><text:span text:style-name="T33_21">do</text:span><text:span text:style-name="T33_22"><text:s/></text:span><text:span text:style-name="T33_23">projeto</text:span><text:span text:style-name="T33_24"><text:s/></text:span><text:span text:style-name="T33_25">até</text:span><text:span text:style-name="T33_26"><text:s/></text:span><text:span text:style-name="T33_27">o</text:span><text:span text:style-name="T33_28"><text:s/></text:span><text:span text:style-name="T33_29">momento</text:span><text:span text:style-name="T33_30"><text:s/></text:span><text:span text:style-name="T33_31">para</text:span><text:span text:style-name="T33_32"><text:s/></text:span><text:span text:style-name="T33_33">a</text:span><text:span text:style-name="T33_34"><text:s/></text:span><text:span text:style-name="T33_35">apresentação</text:span><text:span text:style-name="T33_36"><text:s/></text:span><text:span text:style-name="T33_37">do</text:span><text:span text:style-name="T33_38"><text:s/></text:span><text:span text:style-name="T33_39">marco</text:span><text:span text:style-name="T33_40">;</text:span></text:p>
        </text:list-item>
        <text:list-item>
          <text:p text:style-name="P34"><text:span text:style-name="T34_1">Revisão</text:span><text:span text:style-name="T34_2"><text:s/></text:span><text:span text:style-name="T34_3">da</text:span><text:span text:style-name="T34_4"><text:s/></text:span><text:span text:style-name="T34_5">sugestão</text:span><text:span text:style-name="T34_6"><text:s/></text:span><text:span text:style-name="T34_7">de</text:span><text:span text:style-name="T34_8"><text:s/></text:span><text:span text:style-name="T34_9">EAP</text:span><text:span text:style-name="T34_10"><text:s/></text:span><text:span text:style-name="T34_11">para</text:span><text:span text:style-name="T34_12"><text:s/></text:span><text:span text:style-name="T34_13">a</text:span><text:span text:style-name="T34_14"><text:s/></text:span><text:span text:style-name="T34_15">próxima</text:span><text:span text:style-name="T34_16"><text:s/></text:span><text:span text:style-name="T34_17">iteração</text:span><text:span text:style-name="T34_18">;</text:span></text:p>
        </text:list-item>
        <text:list-item>
          <text:p text:style-name="P35"><text:span text:style-name="T35_1">Revisão</text:span><text:span text:style-name="T35_2"><text:s/></text:span><text:span text:style-name="T35_3">do</text:span><text:span text:style-name="T35_4"><text:s/></text:span><text:span text:style-name="T35_5">andamento</text:span><text:span text:style-name="T35_6"><text:s/></text:span><text:span text:style-name="T35_7">das</text:span><text:span text:style-name="T35_8"><text:s/></text:span><text:span text:style-name="T35_9">atividades</text:span><text:span text:style-name="T35_10">;</text:span></text:p>
        </text:list-item>
      </text:list>
      <text:p text:style-name="P36"><text:span text:style-name="T36_1"> </text:span></text:p>
      <text:p text:style-name="P37"><text:span text:style-name="T37_1">Registro</text:span><text:span text:style-name="T37_2"><text:s/></text:span><text:span text:style-name="T37_3">de</text:span><text:span text:style-name="T37_4"><text:s/></text:span><text:span text:style-name="T37_5">Decisões</text:span><text:span text:style-name="T37_6">:</text:span></text:p>
      <text:list text:style-name="LS3" xml:id="list8">
        <text:list-item>
          <text:p text:style-name="P38"><text:span text:style-name="T38_1">Raphael</text:span><text:span text:style-name="T38_2"><text:s/></text:span><text:span text:style-name="T38_3">e</text:span><text:span text:style-name="T38_4"><text:s/></text:span><text:span text:style-name="T38_5">Vinícius</text:span><text:span text:style-name="T38_6"><text:s/></text:span><text:span text:style-name="T38_7">deverão</text:span><text:span text:style-name="T38_8"><text:s/></text:span><text:span text:style-name="T38_9">cobrar</text:span><text:span text:style-name="T38_10"><text:s/></text:span><text:span text:style-name="T38_11">as</text:span><text:span text:style-name="T38_12"><text:s/></text:span><text:span text:style-name="T38_13">estimativas</text:span><text:span text:style-name="T38_14"><text:s/></text:span><text:span text:style-name="T38_15">e</text:span><text:span text:style-name="T38_16"><text:s/></text:span><text:span text:style-name="T38_17">a</text:span><text:span text:style-name="T38_18"><text:s/></text:span><text:span text:style-name="T38_19">realização</text:span><text:span text:style-name="T38_20"><text:s/></text:span><text:span text:style-name="T38_21">das</text:span><text:span text:style-name="T38_22"><text:s/></text:span><text:span text:style-name="T38_23">tarefas</text:span><text:span text:style-name="T38_24"><text:s/></text:span><text:span text:style-name="T38_25">dos</text:span><text:span text:style-name="T38_26"><text:s/></text:span><text:span text:style-name="T38_27">membros</text:span><text:span text:style-name="T38_28"><text:s/></text:span><text:span text:style-name="T38_29">da</text:span><text:span text:style-name="T38_30"><text:s/></text:span><text:span text:style-name="T38_31">equipe</text:span><text:span text:style-name="T38_32">;</text:span></text:p>
        </text:list-item>
        <text:list-item>
          <text:p text:style-name="P39"><text:span text:style-name="T39_1">A</text:span><text:span text:style-name="T39_2"><text:s/></text:span><text:span text:style-name="T39_3">sugestão</text:span><text:span text:style-name="T39_4"><text:s/></text:span><text:span text:style-name="T39_5">da</text:span><text:span text:style-name="T39_6"><text:s/></text:span><text:span text:style-name="T39_7">EAP</text:span><text:span text:style-name="T39_8"><text:s/></text:span><text:span text:style-name="T39_9">foi</text:span><text:span text:style-name="T39_10"><text:s/></text:span><text:span text:style-name="T39_11">aprovada</text:span><text:span text:style-name="T39_12">;</text:span></text:p>
        </text:list-item>
      </text:list>
      <text:p text:style-name="P40"><text:span text:style-name="T40_1">Compromissos</text:span><text:span text:style-name="T40_2">:</text:span></text:p>
      <text:p text:style-name="P41"><text:span text:style-name="T41_1"> </text:span><text:span text:style-name="T41_2">Informar</text:span><text:span text:style-name="T41_3"><text:s/></text:span><text:span text:style-name="T41_4">a</text:span><text:span text:style-name="T41_5"><text:s/></text:span><text:span text:style-name="T41_6">todos</text:span><text:span text:style-name="T41_7"><text:s/></text:span><text:span text:style-name="T41_8">os</text:span><text:span text:style-name="T41_9"><text:s/></text:span><text:span text:style-name="T41_10">membros</text:span><text:span text:style-name="T41_11"><text:s/></text:span><text:span text:style-name="T41_12">da</text:span><text:span text:style-name="T41_13"><text:s/></text:span><text:span text:style-name="T41_14">equipe</text:span><text:span text:style-name="T41_15"><text:s/></text:span><text:span text:style-name="T41_16">sobre</text:span><text:span text:style-name="T41_17"><text:s/></text:span><text:span text:style-name="T41_18">as</text:span><text:span text:style-name="T41_19"><text:s/></text:span><text:span text:style-name="T41_20">decisões</text:span><text:span text:style-name="T41_21"><text:s/></text:span><text:span text:style-name="T41_22">toma</text:span><text:span text:style-name="T41_23">das</text:span><text:span text:style-name="T41_24">.</text:span></text:p>
      <text:p text:style-name="P42"/>
      <text:p text:style-name="P43"><text:span text:style-name="T43_1">Itens</text:span><text:span text:style-name="T43_2"><text:s/></text:span><text:span text:style-name="T43_3">Não</text:span><text:span text:style-name="T43_4"><text:s/></text:span><text:span text:style-name="T43_5">Resolvidos</text:span><text:span text:style-name="T43_6">:</text:span></text:p>
      <text:list text:style-name="LS4" xml:id="list10">
        <text:list-item>
          <text:p text:style-name="P44"><text:span text:style-name="T44_1">Sem</text:span><text:span text:style-name="T44_2"><text:s/></text:span><text:span text:style-name="T44_3">observações</text:span><text:span text:style-name="T44_4"><text:s/></text:span><text:span text:style-name="T44_5">pertinentes</text:span><text:span text:style-name="T44_6">.</text:span></text:p>
        </text:list-item>
      </text:list>
      <text:p text:style-name="P45"><text:span text:style-name="T45_1"> </text:span></text:p>
      <text:p text:style-name="P46"><text:span text:style-name="T46_1">Observações</text:span><text:span text:style-name="T46_2">:</text:span></text:p>
      <text:list text:style-name="LS5" xml:id="list11">
        <text:list-item>
          <text:p text:style-name="P47"><text:span text:style-name="T47_1">Sem</text:span><text:span text:style-name="T47_2"><text:s/></text:span><text:span text:style-name="T47_3">observações</text:span><text:span text:style-name="T47_4"><text:s/></text:span><text:span text:style-name="T47_5">pertinentes</text:span><text:span text:style-name="T47_6">.</text:span></text:p>
        </text:list-item>
      </text:list>
      <text:p text:style-name="P48"><text:span text:style-name="T48_1"> </text:span></text:p>
      <text:p text:style-name="P49"><text:span text:style-name="T49_1">Próxima</text:span><text:span text:style-name="T49_2"><text:s/></text:span><text:span text:style-name="T49_3">Reunião</text:span><text:span text:style-name="T49_4">:</text:span><text:span text:style-name="T49_5"><text:s/></text:span><text:span text:style-name="T49_6">Ainda</text:span><text:span text:style-name="T49_7"><text:s/></text:span><text:span text:style-name="T49_8">não</text:span><text:span text:style-name="T49_9"><text:s/></text:span><text:span text:style-name="T49_10">definida</text:span><text:span text:style-name="T49_11">.</text:span></text:p>
      <text:p text:style-name="P5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7%" fo:margin-top="0.423cm" fo:margin-bottom="0cm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07%" fo:margin-top="0.282cm" fo:margin-bottom="0cm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>
      <style:paragraph-properties fo:break-before="auto" fo:line-height="107%" fo:margin-top="0.282cm" fo:margin-bottom="0cm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07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7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7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7%" fo:margin-top="0.423cm" fo:margin-bottom="0.106cm" style:writing-mode="lr-tb"/>
      <style:text-properties fo:font-size="16pt" style:font-size-asian="16pt" style:font-size-complex="1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7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text-align="justify" fo:break-before="auto" fo:line-height="100%" style:writing-mode="lr-tb"/>
    </style:style>
    <style:style style:name="Table1" style:family="table">
      <style:table-properties table:align="left" style:width="16.986cm" fo:margin-left="0.176cm"/>
    </style:style>
    <style:style style:name="Column1" style:family="table-column">
      <style:table-column-properties style:column-width="13.864cm"/>
    </style:style>
    <style:style style:name="Column2" style:family="table-column">
      <style:table-column-properties style:column-width="3.122cm"/>
    </style:style>
    <style:style style:name="Row1" style:family="table-row"/>
    <style:style style:name="Cell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.282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82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0cm" fo:line-height="100%" fo:margin-top="0cm" fo:margin-bottom="0.282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text-align="justify" fo:break-before="auto" fo:line-height="100%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Fábrica</text:span><text:span text:style-name="T2_2"><text:s/></text:span><text:span text:style-name="T2_3">de</text:span><text:span text:style-name="T2_4"><text:s/></text:span><text:span text:style-name="T2_5">Software</text:span><text:span text:style-name="T2_6"><text:s/>–<text:s/></text:span><text:span text:style-name="T2_7">Instituto</text:span><text:span text:style-name="T2_8"><text:s/></text:span><text:span text:style-name="T2_9">de</text:span><text:span text:style-name="T2_10"><text:s/></text:span><text:span text:style-name="T2_11">Informática</text:span><text:span text:style-name="T2_12"><text:s/>–<text:s/></text:span><text:span text:style-name="T2_13">Universidade</text:span><text:span text:style-name="T2_14"><text:s/></text:span><text:span text:style-name="T2_15">Federal</text:span><text:span text:style-name="T2_16"><text:s/></text:span><text:span text:style-name="T2_17">de</text:span><text:span text:style-name="T2_18"><text:s/></text:span><text:span text:style-name="T2_19">Goiás</text:span></text:p>
              <text:p text:style-name="P3"><text:span text:style-name="T3_1">Sistema</text:span><text:span text:style-name="T3_2"><text:s/></text:span><text:span text:style-name="T3_3">de</text:span><text:span text:style-name="T3_4"><text:s/></text:span><text:span text:style-name="T3_5">Gestão</text:span><text:span text:style-name="T3_6"><text:s/></text:span><text:span text:style-name="T3_7">Bibliográfica</text:span></text:p>
              <text:p text:style-name="P4"><text:span text:style-name="T4_1">SGB</text:span><text:span text:style-name="T4_2">_</text:span><text:span text:style-name="T4_3">ATAR</text:span><text:span text:style-name="T4_4">_</text:span><text:span text:style-name="T4_5">AtaDeReuniaoGestao</text:span><text:span text:style-name="T4_6">012<text:s/></text:span><text:span text:style-name="T4_7">Versão</text:span><text:span text:style-name="T4_8"><text:s/>1.0</text:span></text:p>
            </table:table-cell>
            <table:table-cell table:style-name="Cell2">
              <text:p text:style-name="P5"><draw:frame svg:x="0cm" svg:y="0cm" svg:width="2.514cm" svg:height="1.879cm" draw:style-name="FR1" text:anchor-type="as-char" draw:z-index="0"><draw:image xlink:href="Pictures/image2.png" xlink:type="simple" xlink:show="embed" xlink:actuate="onLoad"/></draw:frame></text:p>
            </table:table-cell>
          </table:table-row>
        </table:table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